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25.15cm" fo:min-width="18.804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18.80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28pt" style:font-size-asian="28pt" style:font-size-complex="28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304cm" svg:height="25.4cm" svg:x="1cm" svg:y="1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304cm" svg:height="1.524cm" svg:x="1cm" svg:y="1.04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001cm" svg:height="1.352cm" svg:x="1.668cm" svg:y="3.541cm">
          <draw:text-box>
            <text:p><text:span text:style-name="T1">Survive2020</text:span></text:p>
          </draw:text-box>
        </draw:frame>
        <draw:frame draw:style-name="gr3" draw:text-style-name="P5" draw:layer="layout" svg:width="7.817cm" svg:height="0.806cm" svg:x="1.746cm" svg:y="5.02cm">
          <draw:text-box>
            <text:p text:style-name="P4"><text:span text:style-name="T2">Your one-stop for the new normal</text:span></text:p>
          </draw:text-box>
        </draw:frame>
        <draw:frame draw:style-name="gr3" draw:text-style-name="P6" draw:layer="layout" svg:width="8.406cm" svg:height="4.28cm" svg:x="10.819cm" svg:y="3.772cm">
          <draw:text-box>
            <text:p>Welcome to 2020</text:p>
            <text:p><text:span text:style-name="T3"/></text:p>
            <text:p><text:span text:style-name="T3">Xxxxxxxxxxxxxxxxxxxxxxxxxxxxxxxxxxxxx</text:span></text:p>
            <text:p><text:span text:style-name="T3">Xxxxxxxxxxxxxxxxxxxxxxxxxxxxxxxxxxx</text:span></text:p>
            <text:p><text:span text:style-name="T3">Xxxxxxxxxxxxxxxxxxxxxxxxxxxx</text:span></text:p>
            <text:p><text:span text:style-name="T3">Xxxxxxxxxxxxxxxxxxxxxxxxxxxxxxxxxxxx</text:span></text:p>
            <text:p><text:span text:style-name="T3">Xxxxxxxxxxxxxxxxxxxxxxxxx</text:span></text:p>
            <text:p><text:span text:style-name="T3">xxxxxxxxxxxxxxxxxxxxxxxxxxxxxxxxxxx</text:span></text:p>
          </draw:text-box>
        </draw:frame>
        <draw:frame draw:style-name="gr3" draw:text-style-name="P6" draw:layer="layout" svg:width="6.7cm" svg:height="0.962cm" svg:x="1.635cm" svg:y="10.144cm">
          <draw:text-box>
            <text:p>Quarantine Essential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8T13:37:53.670000000</meta:creation-date>
    <dc:date>2020-06-28T15:04:10.011000000</dc:date>
    <meta:editing-duration>PT1H4M24S</meta:editing-duration>
    <meta:editing-cycles>1</meta:editing-cycles>
    <meta:generator>LibreOffice/6.1.5.2$Windows_X86_64 LibreOffice_project/90f8dcf33c87b3705e78202e3df5142b201bd805</meta:generator>
    <meta:document-statistic meta:object-count="6"/>
  </office:meta>
</office:document-meta>
</file>